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74mm"/>
    </style:style>
    <style:style style:name="co4" style:family="table-column">
      <style:table-column-properties fo:break-before="auto" style:column-width="7.2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 fo:padding="1.01mm" style:vertical-align="top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1.01mm" style:vertical-align="top"/>
    </style:style>
    <style:style style:name="ce10" style:family="table-cell" style:parent-style-name="Default">
      <style:table-cell-properties fo:border-bottom="2.01pt solid #000000" fo:border-left="0.06pt solid #000000" fo:padding="1.01mm" fo:border-right="0.06pt solid #000000" fo:border-top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0066b3" fo:wrap-option="wrap" fo:border="0.06pt solid #000000" fo:padding="1.01mm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fo:padding="1.01mm" style:vertical-align="top"/>
    </style:style>
    <style:style style:name="ce14" style:family="table-cell" style:parent-style-name="Default">
      <style:table-cell-properties fo:border-bottom="2.01pt solid #000000" fo:wrap-option="wrap" fo:border-left="0.06pt solid #000000" fo:padding="1.01mm" fo:border-right="0.06pt solid #000000" fo:border-top="0.06pt solid #000000"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ish_progre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control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treeitem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pplic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nectionpolicy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unterlab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flate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irectorylistingsortorder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isplay_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fileassociationsitem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gzip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identity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ti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umeric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stdhash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copeguard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0" office:value-type="string" calcext:value-type="string">
            <text:p>zlibdeflater.h</text:p>
          </table:table-cell>
          <table:table-cell table:style-name="ce10" office:value-type="string" calcext:value-type="string">
            <text:p>Don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control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treeitem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pplica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nectionpolicy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unterlab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rectorylistingsortorder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splay_strings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item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dentitycontentencod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nlinenotification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plineeditac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ce7" office:value-type="string" calcext:value-type="string">
            <text:p>Checks (implementati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ppolicy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Document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i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file, author, version, date, brief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nwindow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dependenci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nwindowstatusba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licen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actions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class/function docs, where present, are 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methods are ordered correctl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mecombowidgetac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hea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mimeicons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includes pres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typeactions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includes in correct ord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questhandler.cpp</text:p>
          </table:table-cell>
          <table:table-cell table:style-name="ce2"/>
          <table:table-cell table:style-name="ce5"/>
          <table:table-cell/>
          <table:table-cell office:value-type="string" calcext:value-type="string">
            <text:p>consistent parameter and function nam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lectorpanel.cpp</text:p>
          </table:table-cell>
          <table:table-cell table:style-name="ce2"/>
          <table:table-cell table:style-name="ce5"/>
          <table:table-cell/>
          <table:table-cell table:style-name="Default" office:value-type="string" calcext:value-type="string">
            <text:p>informative variable na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.cpp</text:p>
          </table:table-cell>
          <table:table-cell table:style-name="ce2"/>
          <table:table-cell table:style-name="ce5"/>
          <table:table-cell/>
          <table:table-cell office:value-type="string" calcext:value-type="string">
            <text:p>line spac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detailswidget.cpp</text:p>
          </table:table-cell>
          <table:table-cell table:style-name="ce2"/>
          <table:table-cell table:style-name="ce5"/>
          <table:table-cell/>
          <table:table-cell office:value-type="string" calcext:value-type="string">
            <text:p>replace (void) with () for fns taking no arg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fileassocia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bas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deflat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8:20:00.614524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9:55:56.933915176</dc:date>
    <meta:editing-duration>PT13H57M54S</meta:editing-duration>
    <meta:editing-cycles>32</meta:editing-cycles>
    <meta:generator>LibreOffice/5.4.5.1$Linux_X86_64 LibreOffice_project/40m0$Build-1</meta:generator>
    <meta:document-statistic meta:table-count="1" meta:cell-count="175" meta:object-count="0"/>
  </office:meta>
</office:document-meta>
</file>